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34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43.8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27.52mm" fo:break-before="auto" style:use-optimal-row-height="false"/>
    </style:style>
    <style:style style:name="ro6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49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營業人銷貨退回進貨退出折讓證明單</text:p>
          </table:table-cell>
          <table:covered-table-cell table:number-columns-repeated="9" table:style-name="ce10"/>
          <table:table-cell table:number-columns-repeated="1014"/>
        </table:table-row>
        <table:table-row table:style-name="ro2">
          <table:table-cell table:number-columns-repeated="2"/>
          <table:table-cell table:style-name="ce17" office:value-type="string" calcext:value-type="string" table:number-columns-spanned="5" table:number-rows-spanned="1">
            <text:p>　　　年　　　月　　　日</text:p>
          </table:table-cell>
          <table:covered-table-cell table:number-columns-repeated="4"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發票日期：</text:p>
          </table:table-cell>
          <table:table-cell table:style-name="ce11"/>
          <table:table-cell table:style-name="ce18"/>
          <table:table-cell table:style-name="ce23"/>
          <table:table-cell table:style-name="ce16" table:number-columns-repeated="3"/>
          <table:table-cell table:style-name="ce27" office:value-type="string" calcext:value-type="string">
            <text:p>出貨單號：</text:p>
          </table:table-cell>
          <table:table-cell table:style-name="ce30"/>
          <table:table-cell table:style-name="ce32"/>
          <table:table-cell table:number-columns-repeated="1014"/>
        </table:table-row>
        <table:table-row table:style-name="ro2">
          <table:table-cell table:style-name="ce4" office:value-type="string" calcext:value-type="string">
            <text:p>發票號碼：</text:p>
          </table:table-cell>
          <table:table-cell table:style-name="ce12"/>
          <table:table-cell table:style-name="ce19"/>
          <table:table-cell table:style-name="ce12"/>
          <table:table-cell table:style-name="ce16" table:number-columns-repeated="3"/>
          <table:table-cell table:style-name="ce28" office:value-type="string" calcext:value-type="string" table:number-columns-spanned="3" table:number-rows-spanned="1">
            <text:p>買<text:span text:style-name="T1">  </text:span><text:span text:style-name="T2">受</text:span><text:span text:style-name="T3">  </text:span><text:span text:style-name="T2">人：</text:span></text:p>
          </table:table-cell>
          <table:covered-table-cell table:style-name="ce23"/>
          <table:covered-table-cell table:style-name="ce33"/>
          <table:table-cell table:number-columns-repeated="1014"/>
        </table:table-row>
        <table:table-row table:style-name="ro2">
          <table:table-cell table:style-name="ce4" office:value-type="string" calcext:value-type="string">
            <text:p>名　　稱：</text:p>
          </table:table-cell>
          <table:table-cell table:style-name="ce12"/>
          <table:table-cell table:style-name="ce19"/>
          <table:table-cell table:style-name="ce12"/>
          <table:table-cell table:style-name="ce16" table:number-columns-repeated="3"/>
          <table:table-cell table:style-name="ce28" office:value-type="string" calcext:value-type="string" table:number-columns-spanned="3" table:number-rows-spanned="1">
            <text:p>收<text:span text:style-name="T1">  </text:span><text:span text:style-name="T2">貨</text:span><text:span text:style-name="T3">  </text:span><text:span text:style-name="T2">人：</text:span></text:p>
          </table:table-cell>
          <table:covered-table-cell table:style-name="ce23"/>
          <table:covered-table-cell table:style-name="ce33"/>
          <table:table-cell table:number-columns-repeated="1014"/>
        </table:table-row>
        <table:table-row table:style-name="ro2">
          <table:table-cell table:style-name="ce4" office:value-type="string" calcext:value-type="string">
            <text:p>統一編號：</text:p>
          </table:table-cell>
          <table:table-cell table:style-name="ce12"/>
          <table:table-cell table:style-name="ce19"/>
          <table:table-cell table:style-name="ce12"/>
          <table:table-cell table:style-name="ce16" table:number-columns-repeated="3"/>
          <table:table-cell table:style-name="ce28" office:value-type="string" calcext:value-type="string" table:number-columns-spanned="3" table:number-rows-spanned="1">
            <text:p>地　　址：</text:p>
          </table:table-cell>
          <table:covered-table-cell table:style-name="ce23"/>
          <table:covered-table-cell table:style-name="ce33"/>
          <table:table-cell table:number-columns-repeated="1014"/>
        </table:table-row>
        <table:table-row table:style-name="ro2">
          <table:table-cell table:style-name="ce5" office:value-type="string" calcext:value-type="string">
            <text:p>營利地址：</text:p>
          </table:table-cell>
          <table:table-cell table:style-name="ce13"/>
          <table:table-cell table:style-name="ce20"/>
          <table:table-cell table:style-name="ce12"/>
          <table:table-cell table:style-name="ce16" table:number-columns-repeated="3"/>
          <table:table-cell table:style-name="ce29" office:value-type="string" calcext:value-type="string" table:number-columns-spanned="3" table:number-rows-spanned="1">
            <text:p>會員編號：</text:p>
          </table:table-cell>
          <table:covered-table-cell table:style-name="ce31"/>
          <table:covered-table-cell table:style-name="ce34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 table:number-columns-spanned="3" table:number-rows-spanned="1">
            <text:p>出貨明細</text:p>
          </table:table-cell>
          <table:covered-table-cell table:style-name="ce14"/>
          <table:covered-table-cell table:style-name="ce21"/>
          <table:table-cell table:style-name="ce6" office:value-type="string" calcext:value-type="string" table:number-columns-spanned="7" table:number-rows-spanned="1">
            <text:p>退貨或折讓內容</text:p>
          </table:table-cell>
          <table:covered-table-cell table:number-columns-repeated="5" table:style-name="ce25"/>
          <table:covered-table-cell table:style-name="ce35"/>
          <table:table-cell table:number-columns-repeated="1014"/>
        </table:table-row>
        <table:table-row table:style-name="ro5">
          <table:table-cell table:style-name="ce6" office:value-type="string" calcext:value-type="string">
            <text:p>品名</text:p>
          </table:table-cell>
          <table:table-cell table:style-name="ce6" office:value-type="string" calcext:value-type="string">
            <text:p>數量</text:p>
          </table:table-cell>
          <table:table-cell table:style-name="ce6" office:value-type="string" calcext:value-type="string">
            <text:p>單價</text:p>
          </table:table-cell>
          <table:table-cell table:style-name="ce6" office:value-type="string" calcext:value-type="string" table:number-columns-spanned="2" table:number-rows-spanned="1">
            <text:p>退貨原因</text:p>
          </table:table-cell>
          <table:covered-table-cell table:style-name="ce21"/>
          <table:table-cell table:style-name="ce26" office:value-type="string" calcext:value-type="string">
            <text:p>處理方式　　　□換同品　　□換購他品　　　□退貨</text:p>
          </table:table-cell>
          <table:table-cell table:style-name="ce6" office:value-type="string" calcext:value-type="string">
            <text:p>數量</text:p>
          </table:table-cell>
          <table:table-cell table:style-name="ce6" office:value-type="string" calcext:value-type="string">
            <text:p>若係商品瑕疵，請描述</text:p>
          </table:table-cell>
          <table:table-cell table:style-name="ce6" office:value-type="string" calcext:value-type="string">
            <text:p>金額</text:p>
          </table:table-cell>
          <table:table-cell table:style-name="ce6" office:value-type="string" calcext:value-type="string">
            <text:p>稅額</text:p>
          </table:table-cell>
          <table:table-cell table:style-name="ce16"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 table:number-rows-repeated="4">
          <table:table-cell table:style-name="ce7" table:number-columns-repeated="3"/>
          <table:table-cell table:style-name="ce22"/>
          <table: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 table:number-rows-repeated="6">
          <table:table-cell table:style-name="ce7" table:number-columns-repeated="3"/>
          <table:table-cell table:style-name="ce22"/>
          <table: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6" office:value-type="string" calcext:value-type="string">
            <text:p>合　　　　計</text:p>
          </table:table-cell>
          <table:table-cell table:style-name="ce6" office:value-type="string" calcext:value-type="string">
            <text:p>應　稅</text:p>
          </table:table-cell>
          <table:table-cell table:style-name="ce22" table:number-columns-spanned="2" table:number-rows-spanned="1"/>
          <table:covered-table-cell table:style-name="ce14"/>
          <table:table-cell table:style-name="ce6" office:value-type="string" calcext:value-type="string">
            <text:p>零稅率</text:p>
          </table:table-cell>
          <table:table-cell table:style-name="ce24" table:number-columns-spanned="2" table:number-rows-spanned="1"/>
          <table:covered-table-cell table:style-name="ce21"/>
          <table:table-cell table:style-name="ce6" office:value-type="string" calcext:value-type="string">
            <text:p>免稅</text:p>
          </table:table-cell>
          <table:table-cell table:style-name="ce24" table:number-columns-spanned="2" table:number-rows-spanned="1"/>
          <table:covered-table-cell table:style-name="ce21"/>
          <table:table-cell table:style-name="ce16" table:number-columns-repeated="1014"/>
        </table:table-row>
        <table:table-row table:style-name="ro2">
          <table:table-cell table:style-name="ce8" office:value-type="string" calcext:value-type="string">
            <text:p>本證明單所列銷貨退回，進貨退出或折讓，確屬事實，特此證明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9"/>
          <table:table-cell table:style-name="ce15" table:number-columns-spanned="1" table:number-rows-spanned="2"/>
          <table:table-cell table:number-columns-repeated="1022"/>
        </table:table-row>
        <table:table-row table:style-name="ro3">
          <table:table-cell table:style-name="ce9"/>
          <table:covered-table-cell table:style-name="ce16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1T20:22:14</meta:creation-date>
    <dc:creator>QQ</dc:creator>
    <dc:date>2004-04-01T20:39:44</dc:date>
    <meta:print-date>2004-04-01T20:38:42</meta:print-date>
    <meta:document-statistic meta:table-count="1" meta:cell-count="28" meta:object-count="0"/>
    <meta:generator>LibreOffice/5.1.1.3$Windows_x86 LibreOffice_project/89f508ef3ecebd2cfb8e1def0f0ba9a803b88a6d</meta:generator>
  </office:meta>
</office:document-meta>
</file>